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8.636cm" svg:x="1.972cm" svg:y="1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154cm" svg:height="0.929cm" svg:x="3.206cm" svg:y="7.49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4cm" svg:height="0.929cm" svg:x="5.606cm" svg:y="1.99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154cm" svg:height="0.929cm" svg:x="3.206cm" svg:y="9.69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4cm" svg:height="0.929cm" svg:x="5.606cm" svg:y="9.69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154cm" svg:height="0.929cm" svg:x="8.106cm" svg:y="9.695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783cm" svg:y1="8.424cm" svg:x2="3.783cm" svg:y2="9.695cm" draw:start-shape="id1" draw:start-glue-point="2" draw:end-shape="id2" draw:end-glue-point="0" svg:d="M3783 8424v1271" svg:viewBox="0 0 1 1272">
          <text:p/>
        </draw:connector>
        <draw:custom-shape draw:style-name="gr2" draw:text-style-name="P1" xml:id="id3" draw:id="id3" draw:layer="layout" svg:width="1.154cm" svg:height="0.929cm" svg:x="3.206cm" svg:y="2.995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36cm" svg:y1="3.459cm" svg:x2="8.683cm" svg:y2="9.695cm" draw:start-shape="id3" draw:start-glue-point="1" draw:end-shape="id4" draw:end-glue-point="0" svg:d="M4360 3459c2882 0 4323 2078 4323 6236" svg:viewBox="0 0 4324 6237">
          <text:p/>
        </draw:connector>
        <draw:path draw:style-name="gr4" draw:text-style-name="P1" draw:layer="layout" svg:width="4.22cm" svg:height="7.121cm" draw:transform="rotate (3.03163691071415) translate (6.222cm 9.686cm)" svg:viewBox="0 0 4221 7122" svg:d="M1399 7121c242 1 482-33 719-63 219-27 445-16 650-104 185-79 358-187 534-284 150-83 344-46 483-151 181-136 309-340 374-557 50-167 76-341 55-523-19-170 14-349-40-511-69-208-322-282-520-330-224-55-450-111-654-218-254-132-528-258-729-469-219-228-475-422-756-561-181-90-385-151-533-296-160-159-316-328-443-516-125-184-177-406-231-620-41-166-88-334-88-507 1-210-102-396-146-596-36-162-4-332-39-496l-19-175-16-14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9T00:27:38.879381151</meta:creation-date>
    <dc:date>2016-08-29T00:49:53.305194642</dc:date>
    <dc:creator>elucterio </dc:creator>
    <meta:editing-duration>PT16M58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